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harter1" svg:font-family="'Bitstream Charter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cm" fo:margin-left="-0.286cm" fo:margin-top="0cm" fo:margin-bottom="0cm" table:align="left" style:writing-mode="lr-tb"/>
    </style:style>
    <style:style style:name="Table1.A" style:family="table-column">
      <style:table-column-properties style:column-width="3.447cm"/>
    </style:style>
    <style:style style:name="Table1.B" style:family="table-column">
      <style:table-column-properties style:column-width="13.554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2" style:family="table">
      <style:table-properties style:width="17cm" fo:margin-left="-0.286cm" fo:margin-top="0cm" fo:margin-bottom="0cm" table:align="left" style:writing-mode="lr-tb"/>
    </style:style>
    <style:style style:name="Table2.A" style:family="table-column">
      <style:table-column-properties style:column-width="3.41cm"/>
    </style:style>
    <style:style style:name="Table2.B" style:family="table-column">
      <style:table-column-properties style:column-width="13.591cm"/>
    </style:style>
    <style:style style:name="Table2.1" style:family="table-row">
      <style:table-row-properties style:min-row-height="0.002cm" fo:keep-together="auto"/>
    </style:style>
    <style:style style:name="Table2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3" style:family="table">
      <style:table-properties style:width="17cm" fo:margin-left="-0.286cm" fo:margin-top="0cm" fo:margin-bottom="0cm" table:align="left" style:writing-mode="lr-tb"/>
    </style:style>
    <style:style style:name="Table3.A" style:family="table-column">
      <style:table-column-properties style:column-width="3.41cm"/>
    </style:style>
    <style:style style:name="Table3.B" style:family="table-column">
      <style:table-column-properties style:column-width="13.591cm"/>
    </style:style>
    <style:style style:name="Table3.1" style:family="table-row">
      <style:table-row-properties style:min-row-height="0.002cm" fo:keep-together="auto"/>
    </style:style>
    <style:style style:name="Table3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4" style:family="table">
      <style:table-properties style:width="17cm" fo:margin-left="-0.286cm" fo:margin-top="0cm" fo:margin-bottom="0cm" table:align="left" style:writing-mode="lr-tb"/>
    </style:style>
    <style:style style:name="Table4.A" style:family="table-column">
      <style:table-column-properties style:column-width="3.41cm"/>
    </style:style>
    <style:style style:name="Table4.B" style:family="table-column">
      <style:table-column-properties style:column-width="13.591cm"/>
    </style:style>
    <style:style style:name="Table4.1" style:family="table-row">
      <style:table-row-properties style:min-row-height="0.002cm" fo:keep-together="auto"/>
    </style:style>
    <style:style style:name="Table4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5" style:family="table">
      <style:table-properties style:width="17cm" fo:margin-left="-0.286cm" fo:margin-top="0cm" fo:margin-bottom="0cm" table:align="left" style:writing-mode="lr-tb"/>
    </style:style>
    <style:style style:name="Table5.A" style:family="table-column">
      <style:table-column-properties style:column-width="3.366cm"/>
    </style:style>
    <style:style style:name="Table5.B" style:family="table-column">
      <style:table-column-properties style:column-width="13.635cm"/>
    </style:style>
    <style:style style:name="Table5.1" style:family="table-row">
      <style:table-row-properties style:min-row-height="0.002cm" fo:keep-together="auto"/>
    </style:style>
    <style:style style:name="Table5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6" style:family="table">
      <style:table-properties style:width="17cm" fo:margin-left="-0.286cm" fo:margin-top="0cm" fo:margin-bottom="0cm" table:align="left" style:writing-mode="lr-tb"/>
    </style:style>
    <style:style style:name="Table6.A" style:family="table-column">
      <style:table-column-properties style:column-width="3.366cm"/>
    </style:style>
    <style:style style:name="Table6.B" style:family="table-column">
      <style:table-column-properties style:column-width="13.635cm"/>
    </style:style>
    <style:style style:name="Table6.1" style:family="table-row">
      <style:table-row-properties style:min-row-height="0.002cm" fo:keep-together="auto"/>
    </style:style>
    <style:style style:name="Table6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7" style:family="table">
      <style:table-properties style:width="17cm" fo:margin-left="-0.286cm" fo:margin-top="0cm" fo:margin-bottom="0cm" table:align="left" style:writing-mode="lr-tb"/>
    </style:style>
    <style:style style:name="Table7.A" style:family="table-column">
      <style:table-column-properties style:column-width="3.334cm"/>
    </style:style>
    <style:style style:name="Table7.B" style:family="table-column">
      <style:table-column-properties style:column-width="0.086cm"/>
    </style:style>
    <style:style style:name="Table7.C" style:family="table-column">
      <style:table-column-properties style:column-width="13.58cm"/>
    </style:style>
    <style:style style:name="Table7.1" style:family="table-row">
      <style:table-row-properties style:min-row-height="0.002cm" fo:keep-together="auto"/>
    </style:style>
    <style:style style:name="Table7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8" style:family="table">
      <style:table-properties style:width="17cm" fo:margin-left="-0.286cm" fo:margin-top="0cm" fo:margin-bottom="0cm" table:align="left" style:writing-mode="lr-tb"/>
    </style:style>
    <style:style style:name="Table8.A" style:family="table-column">
      <style:table-column-properties style:column-width="8.939cm"/>
    </style:style>
    <style:style style:name="Table8.B" style:family="table-column">
      <style:table-column-properties style:column-width="8.061cm"/>
    </style:style>
    <style:style style:name="Table8.1" style:family="table-row">
      <style:table-row-properties style:min-row-height="0.002cm" fo:keep-together="auto"/>
    </style:style>
    <style:style style:name="Table8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Table9" style:family="table">
      <style:table-properties style:width="17cm" fo:margin-left="-0.286cm" fo:margin-top="0cm" fo:margin-bottom="0cm" table:align="left" style:writing-mode="lr-tb"/>
    </style:style>
    <style:style style:name="Table9.A" style:family="table-column">
      <style:table-column-properties style:column-width="3.413cm"/>
    </style:style>
    <style:style style:name="Table9.B" style:family="table-column">
      <style:table-column-properties style:column-width="13.587cm"/>
    </style:style>
    <style:style style:name="Table9.1" style:family="table-row">
      <style:table-row-properties style:min-row-height="0.002cm" fo:keep-together="auto"/>
    </style:style>
    <style:style style:name="Table9.A1" style:family="table-cell">
      <style:table-cell-properties style:vertical-align="middle" fo:background-color="#ffffff" fo:padding-left="0cm" fo:padding-right="0.049cm" fo:padding-top="0cm" fo:padding-bottom="0cm" fo:border="0.7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  <style:text-properties fo:color="#000000" style:font-name="Bitstream Charter" fo:font-size="12pt" fo:letter-spacing="normal" fo:font-weight="bold" fo:background-color="#ffffff" style:font-name-asian="Bitstream Charter1" style:font-size-asian="12pt" style:font-weight-asian="bold" style:font-name-complex="Bitstream Charter1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0.508cm" fo:text-align="justify" style:justify-single-word="false" fo:text-indent="0cm" style:auto-text-indent="false"/>
      <style:text-properties fo:color="#000000" style:font-name="Bitstream Charter" fo:font-size="12pt" fo:letter-spacing="normal" fo:font-weight="bold" fo:background-color="#ffffff" style:font-name-asian="Bitstream Charter1" style:font-size-asian="12pt" style:font-weight-asian="bold" style:font-name-complex="Bitstream Charter1" style:font-size-complex="12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  <style:text-properties fo:color="#000000" style:font-name="Bitstream Charter" fo:font-size="12pt" fo:letter-spacing="normal" officeooo:rsid="000ffecb" officeooo:paragraph-rsid="000ffecb" fo:background-color="#ffffff" style:font-name-asian="Calibri" style:font-size-asian="12pt" style:font-name-complex="Calibri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508cm" fo:text-align="justify" style:justify-single-word="false" fo:text-indent="0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  <style:text-properties fo:color="#000000" style:font-name="Bitstream Charter" fo:font-size="12pt" fo:letter-spacing="normal" officeooo:paragraph-rsid="00117624" fo:background-color="#ffffff" style:font-name-asian="Bitstream Charter1" style:font-size-asian="12pt" style:font-name-complex="Bitstream Charter1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  <style:text-properties style:font-name="Bitstream Charter" fo:font-size="12p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508cm" fo:text-align="justify" style:justify-single-word="false" fo:text-indent="0cm" style:auto-text-indent="false"/>
      <style:text-properties style:font-name="Bitstream Charter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  <style:text-properties style:font-name="Bitstream Charter" fo:font-size="12pt" fo:letter-spacing="normal" fo:background-color="#ffffff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508cm" fo:text-align="justify" style:justify-single-word="false" fo:text-indent="0cm" style:auto-text-indent="false"/>
      <style:text-properties fo:color="#00000a" style:font-name="Bitstream Charter" fo:font-size="12pt" fo:letter-spacing="normal" fo:background-color="#ffffff" style:font-name-asian="Calibri" style:font-size-asian="12pt" style:font-name-complex="Calibri" style:font-size-complex="12pt"/>
    </style:style>
    <style:style style:name="P12" style:family="paragraph" style:parent-style-name="Standard">
      <style:paragraph-properties fo:margin-left="0cm" fo:margin-right="0cm" fo:margin-top="0.318cm" fo:margin-bottom="0.212cm" loext:contextual-spacing="false" fo:line-height="0.508cm" fo:text-align="start" style:justify-single-word="false" fo:text-indent="0cm" style:auto-text-indent="false"/>
      <style:text-properties fo:color="#000000" style:font-name="Bitstream Charter" fo:font-size="12pt" fo:letter-spacing="normal" fo:font-weight="bold" fo:background-color="#ffffff" style:font-name-asian="Bitstream Charter1" style:font-size-asian="12pt" style:font-weight-asian="bold" style:font-name-complex="Bitstream Charter1" style:font-size-complex="12pt"/>
    </style:style>
    <style:style style:name="P13" style:family="paragraph" style:parent-style-name="Standard">
      <style:paragraph-properties fo:margin-left="0cm" fo:margin-right="0cm" fo:margin-top="0.318cm" fo:margin-bottom="0.212cm" loext:contextual-spacing="false" fo:line-height="0.508cm" fo:text-align="start" style:justify-single-word="false" fo:text-indent="0cm" style:auto-text-indent="false"/>
      <style:text-properties fo:color="#00000a" style:font-name="Bitstream Charter" fo:font-size="12pt" fo:letter-spacing="normal" fo:background-color="#ffffff" style:font-name-asian="Calibri" style:font-size-asian="12pt" style:font-name-complex="Calibri" style:font-size-complex="12pt"/>
    </style:style>
    <style:style style:name="P14" style:family="paragraph" style:parent-style-name="Standard">
      <style:paragraph-properties fo:margin-left="1.247cm" fo:margin-right="0cm" fo:margin-top="0cm" fo:margin-bottom="0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15" style:family="paragraph" style:parent-style-name="Standard">
      <style:paragraph-properties fo:margin-left="1.247cm" fo:margin-right="0cm" fo:margin-top="0cm" fo:margin-bottom="0cm" loext:contextual-spacing="false" fo:line-height="0.508cm" fo:text-align="start" style:justify-single-word="false" fo:text-indent="-0.499cm" style:auto-text-indent="false"/>
      <style:text-properties fo:color="#00000a" style:font-name="Bitstream Charter" fo:font-size="12pt" fo:letter-spacing="normal" fo:background-color="#ffffff" style:font-name-asian="Calibri" style:font-size-asian="12pt" style:font-name-complex="Calibri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508cm" fo:text-align="start" style:justify-single-word="false" fo:text-indent="0cm" style:auto-text-indent="false"/>
      <style:text-properties fo:color="#000000" style:font-name="Bitstream Charter" fo:font-size="12pt" fo:letter-spacing="normal" officeooo:paragraph-rsid="00117624" fo:background-color="#ffffff" style:font-name-asian="Bitstream Charter1" style:font-size-asian="12pt" style:font-name-complex="Bitstream Charter1" style:font-size-complex="12pt"/>
    </style:style>
    <style:style style:name="P17" style:family="paragraph" style:parent-style-name="Standard" style:list-style-name="WWNum1">
      <style:paragraph-properties fo:margin-top="0cm" fo:margin-bottom="0cm" loext:contextual-spacing="false" fo:line-height="0.508cm" fo:text-align="justify" style:justify-single-word="false"/>
      <style:text-properties fo:color="#000000" style:font-name="Bitstream Charter" fo:font-size="12pt" fo:letter-spacing="normal" officeooo:paragraph-rsid="001fac9b" fo:background-color="#ffffff" style:font-name-asian="Bitstream Charter1" style:font-size-asian="12pt" style:font-name-complex="Bitstream Charter1" style:font-size-complex="12pt"/>
    </style:style>
    <style:style style:name="P18" style:family="paragraph" style:parent-style-name="Standard" style:list-style-name="WWNum1">
      <style:paragraph-properties fo:margin-left="1.247cm" fo:margin-right="0cm" fo:margin-top="0cm" fo:margin-bottom="0cm" loext:contextual-spacing="false" fo:line-height="0.508cm" fo:text-align="justify" style:justify-single-word="false" fo:text-indent="-0.499cm" style:auto-text-indent="false"/>
    </style:style>
    <style:style style:name="P19" style:family="paragraph" style:parent-style-name="Standard" style:list-style-name="WWNum1">
      <style:paragraph-properties fo:margin-left="1.247cm" fo:margin-right="0cm" fo:margin-top="0cm" fo:margin-bottom="0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0" style:family="paragraph" style:parent-style-name="Standard" style:list-style-name="WWNum2">
      <style:paragraph-properties fo:margin-left="1.247cm" fo:margin-right="0cm" fo:margin-top="0cm" fo:margin-bottom="0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1" style:family="paragraph" style:parent-style-name="Standard" style:list-style-name="WWNum3">
      <style:paragraph-properties fo:margin-left="1.247cm" fo:margin-right="0cm" fo:margin-top="0cm" fo:margin-bottom="0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2" style:family="paragraph" style:parent-style-name="Standard" style:list-style-name="WWNum4">
      <style:paragraph-properties fo:margin-left="1.247cm" fo:margin-right="0cm" fo:margin-top="0cm" fo:margin-bottom="0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3" style:family="paragraph" style:parent-style-name="Standard" style:list-style-name="WWNum6">
      <style:paragraph-properties fo:margin-left="1.247cm" fo:margin-right="0cm" fo:margin-top="0cm" fo:margin-bottom="0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4" style:family="paragraph" style:parent-style-name="Standard" style:list-style-name="WWNum5">
      <style:paragraph-properties fo:margin-left="1.247cm" fo:margin-right="0cm" fo:margin-top="0cm" fo:margin-bottom="0cm" loext:contextual-spacing="false" fo:line-height="0.508cm" fo:text-align="start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5" style:family="paragraph" style:parent-style-name="Standard" style:list-style-name="WWNum6">
      <style:paragraph-properties fo:margin-left="1.247cm" fo:margin-right="0cm" fo:margin-top="0cm" fo:margin-bottom="0cm" loext:contextual-spacing="false" fo:line-height="0.508cm" fo:text-align="start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6" style:family="paragraph" style:parent-style-name="Standard" style:list-style-name="WWNum3">
      <style:paragraph-properties fo:margin-left="1.247cm" fo:margin-right="0cm" fo:margin-top="0cm" fo:margin-bottom="0.15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7" style:family="paragraph" style:parent-style-name="Standard" style:list-style-name="WWNum4">
      <style:paragraph-properties fo:margin-left="1.247cm" fo:margin-right="0cm" fo:margin-top="0cm" fo:margin-bottom="0.15cm" loext:contextual-spacing="false" fo:line-height="0.508cm" fo:text-align="justify" style:justify-single-word="false" fo:text-indent="-0.499cm" style:auto-text-indent="false"/>
      <style:text-properties fo:color="#000000" style:font-name="Bitstream Charter" fo:font-size="12pt" fo:letter-spacing="normal" fo:background-color="#ffffff" style:font-name-asian="Bitstream Charter1" style:font-size-asian="12pt" style:font-name-complex="Bitstream Charter1" style:font-size-complex="12pt"/>
    </style:style>
    <style:style style:name="P28" style:family="paragraph" style:parent-style-name="Text_20_body">
      <style:text-properties officeooo:paragraph-rsid="001fac9b"/>
    </style:style>
    <style:style style:name="P29" style:family="paragraph" style:parent-style-name="Text_20_body">
      <style:text-properties fo:font-weight="bold" style:font-weight-asian="bold" style:font-weight-complex="bold"/>
    </style:style>
    <style:style style:name="P30" style:family="paragraph" style:parent-style-name="Text_20_body" style:master-page-name="Standard">
      <style:paragraph-properties style:page-number="auto"/>
      <style:text-properties officeooo:paragraph-rsid="001fac9b"/>
    </style:style>
    <style:style style:name="P31" style:family="paragraph" style:parent-style-name="First_20_line_20_indent">
      <style:text-properties officeooo:paragraph-rsid="001fac9b"/>
    </style:style>
    <style:style style:name="P32" style:family="paragraph" style:parent-style-name="Text_20_body_20_indent">
      <style:text-properties fo:font-weight="normal" officeooo:rsid="001fac9b" officeooo:paragraph-rsid="001fac9b" style:font-weight-asian="normal" style:font-weight-complex="normal"/>
    </style:style>
    <style:style style:name="P33" style:family="paragraph" style:parent-style-name="Hanging_20_indent">
      <style:paragraph-properties fo:text-align="justify" style:justify-single-word="false"/>
    </style:style>
    <style:style style:name="P34" style:family="paragraph" style:parent-style-name="Hanging_20_indent">
      <style:text-properties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Bitstream Charter" fo:font-size="12pt" fo:letter-spacing="normal" fo:background-color="#ffffff" loext:char-shading-value="0" style:font-name-asian="Bitstream Charter1" style:font-size-asian="12pt" style:font-name-complex="Bitstream Charter1" style:font-size-complex="12pt"/>
    </style:style>
    <style:style style:name="T3" style:family="text">
      <style:text-properties fo:color="#000000" style:font-name="Bitstream Charter" fo:font-size="12pt" fo:letter-spacing="normal" fo:font-weight="bold" officeooo:rsid="00117624" fo:background-color="#ffffff" loext:char-shading-value="0" style:font-name-asian="Calibri" style:font-size-asian="12pt" style:font-weight-asian="bold" style:font-name-complex="Calibri" style:font-size-complex="12pt" style:font-weight-complex="bold"/>
    </style:style>
    <style:style style:name="T4" style:family="text">
      <style:text-properties fo:color="#000000" fo:letter-spacing="normal" fo:background-color="#ffffff" loext:char-shading-value="0" style:font-name-asian="Bitstream Charter1" style:font-name-complex="Bitstream Charter1"/>
    </style:style>
    <style:style style:name="T5" style:family="text">
      <style:text-properties fo:color="#000000" fo:letter-spacing="normal" officeooo:rsid="00117624" fo:background-color="#ffffff" loext:char-shading-value="0" style:font-name-asian="Bitstream Charter1" style:font-name-complex="Bitstream Charter1"/>
    </style:style>
    <style:style style:name="T6" style:family="text">
      <style:text-properties fo:color="#000000" fo:letter-spacing="normal" officeooo:rsid="0012a269" fo:background-color="#ffffff" loext:char-shading-value="0" style:font-name-asian="Bitstream Charter1" style:font-name-complex="Bitstream Charter1"/>
    </style:style>
    <style:style style:name="T7" style:family="text">
      <style:text-properties fo:color="#000000" fo:letter-spacing="normal" officeooo:rsid="000ffecb" fo:background-color="#ffffff" loext:char-shading-value="0" style:font-name-asian="Bitstream Charter1" style:font-name-complex="Bitstream Charter1"/>
    </style:style>
    <style:style style:name="T8" style:family="text">
      <style:text-properties fo:color="#000000" fo:letter-spacing="normal" officeooo:rsid="001d4ae8" fo:background-color="#ffffff" loext:char-shading-value="0" style:font-name-asian="Bitstream Charter1" style:font-name-complex="Bitstream Charter1"/>
    </style:style>
    <style:style style:name="T9" style:family="text">
      <style:text-properties fo:color="#000000" fo:letter-spacing="normal" officeooo:rsid="001fac9b" fo:background-color="#ffffff" loext:char-shading-value="0" style:font-name-asian="Bitstream Charter1" style:font-name-complex="Bitstream Charter1"/>
    </style:style>
    <style:style style:name="T10" style:family="text">
      <style:text-properties fo:color="#000000" fo:letter-spacing="normal" fo:background-color="#ffffff" loext:char-shading-value="0" style:font-name-asian="Calibri" style:font-name-complex="Calibri"/>
    </style:style>
    <style:style style:name="T11" style:family="text">
      <style:text-properties fo:color="#000000" fo:letter-spacing="normal" officeooo:rsid="00117624" fo:background-color="#ffffff" loext:char-shading-value="0" style:font-name-asian="Calibri" style:font-name-complex="Calibri"/>
    </style:style>
    <style:style style:name="T12" style:family="text">
      <style:text-properties fo:color="#000000" fo:letter-spacing="normal" officeooo:rsid="0010bc83" fo:background-color="#ffffff" loext:char-shading-value="0" style:font-name-asian="Calibri" style:font-name-complex="Calibri"/>
    </style:style>
    <style:style style:name="T13" style:family="text">
      <style:text-properties fo:color="#000000" fo:letter-spacing="normal" fo:font-weight="bold" fo:background-color="#ffffff" loext:char-shading-value="0" style:font-name-asian="Bitstream Charter1" style:font-weight-asian="bold" style:font-name-complex="Bitstream Charter1"/>
    </style:style>
    <style:style style:name="T14" style:family="text">
      <style:text-properties fo:color="#000000" fo:letter-spacing="normal" fo:font-weight="bold" fo:background-color="#ffffff" loext:char-shading-value="0" style:font-name-asian="Calibri" style:font-weight-asian="bold" style:font-name-complex="Calibri"/>
    </style:style>
    <style:style style:name="T15" style:family="text">
      <style:text-properties fo:color="#0000ff" style:font-name="Bitstream Charter" fo:font-size="12pt" fo:letter-spacing="normal" style:text-underline-style="solid" style:text-underline-width="auto" style:text-underline-color="font-color" fo:background-color="#ffffff" loext:char-shading-value="0" style:font-name-asian="Bitstream Charter1" style:font-size-asian="12pt" style:font-name-complex="Bitstream Charter1" style:font-size-complex="12pt"/>
    </style:style>
    <style:style style:name="T16" style:family="text">
      <style:text-properties fo:font-variant="normal" fo:text-transform="none" fo:color="#000000" fo:letter-spacing="normal" fo:font-style="normal" fo:font-weight="bold" fo:background-color="#ffffff" loext:char-shading-value="0" style:font-name-asian="Bitstream Charter1" style:font-style-asian="normal" style:font-weight-asian="bold" style:font-name-complex="Bitstream Charter1"/>
    </style:style>
    <style:style style:name="T17" style:family="text">
      <style:text-properties officeooo:rsid="001a14a0"/>
    </style:style>
    <style:style style:name="T18" style:family="text">
      <style:text-properties officeooo:rsid="001fac9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Alexander Simpson</text:p>
      <text:p text:style-name="P28">75 Isaac St Spring Hill, Brisbane, QLD 4000, Australia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Email:</text:p>
            <text:p text:style-name="P6">LinkedIn:</text:p>
            <text:p text:style-name="P6">Website:</text:p>
          </table:table-cell>
          <table:table-cell table:style-name="Table1.A1" office:value-type="string">
            <text:p text:style-name="P1"><text:a xlink:type="simple" xlink:href="mailto:alexsimpson@leet.cloud" text:style-name="Internet_20_link" text:visited-style-name="Visited_20_Internet_20_Link"><text:span text:style-name="Internet_20_link"><text:span text:style-name="T15">alexsimpson@leet.cloud</text:span></text:span></text:a></text:p>
            <text:p text:style-name="P1"><text:a xlink:type="simple" xlink:href="https://www.linkedin.com/in/alexander-simpson-35716189/" text:style-name="Internet_20_link" text:visited-style-name="Visited_20_Internet_20_Link"><text:span text:style-name="Internet_20_link"><text:span text:style-name="T15">https://www.linkedin.com/in/alexander-simpson-35716189/</text:span></text:span></text:a></text:p>
            <text:p text:style-name="P1"><text:a xlink:type="simple" xlink:href="http://www.leet.cloud/" text:style-name="Internet_20_link" text:visited-style-name="Visited_20_Internet_20_Link"><text:span text:style-name="Internet_20_link"><text:span text:style-name="T15">www.leet.cloud</text:span></text:span></text:a></text:p>
          </table:table-cell>
        </table:table-row>
      </table:table>
      <text:p text:style-name="Text_20_body"/>
      <text:p text:style-name="P29">Professional Profile</text:p>
      <text:p text:style-name="P28"><text:span text:style-name="T4">Alex is a passionate automation and public cloud </text:span><text:span text:style-name="T9">evangelist</text:span><text:span text:style-name="T4"> who brings innovative and creative solutions to highly technical problems. Alex has over 7 years experience in a range of technologies and vendors. </text:span><text:span text:style-name="T5">He</text:span><text:span text:style-name="T4"> has a strong business background </text:span><text:span text:style-name="T5">coupled with a</text:span><text:span text:style-name="T4"> history of sports coaching, which ha</text:span><text:span text:style-name="T5">s</text:span><text:span text:style-name="T4"> enabled him to build strong leadership characteristics. With strong interpersonal skills, solid business foundation and leading-edge technical skills Alex </text:span><text:span text:style-name="T5">is</text:span><text:span text:style-name="T4"> well suited for any workplace. Alex also spends most of his spare time building “indie” games with his brother in Unity and C# </text:span><text:span text:style-name="T6">and</text:span><text:span text:style-name="T4"> has recently started volunteering for Paws For a Purpose, an NPO looking to build a </text:span><text:span text:style-name="T6">serverless</text:span><text:span text:style-name="T4"> </text:span><text:span text:style-name="T8">web </text:span><text:span text:style-name="T4">application to track and assist in the eradication of parvovirus amongst </text:span><text:span text:style-name="T8">puppies</text:span><text:span text:style-name="T4">.</text:span></text:p>
      <text:p text:style-name="P7"/>
      <text:p text:style-name="P34"><text:span text:style-name="T5">Degrees:</text:span></text:p>
      <text:p text:style-name="First_20_line_20_indent">B.Commerce double majors, MgmtScience (logistics and supply chain mgmt) + Mgmt (Org change + project mgmt)</text:p>
      <text:p text:style-name="P34"><text:span text:style-name="T5">Vendor Certificates:</text:span></text:p>
      <text:p text:style-name="P31"><text:span text:style-name="T5">VCP6-DCV, </text:span><text:span text:style-name="T4">AWS-SO-A, AWS-SA-A, AWS-DV-A, </text:span><text:span text:style-name="T11">AWS-AN-S </text:span></text:p>
      <text:p text:style-name="P31"><text:span text:style-name="T3">Key Technological Skills:</text:span></text:p>
      <text:p text:style-name="First_20_line_20_indent"><text:span text:style-name="T17">Linux, </text:span>AWS Serverless, API-Gateway, DynamoDB, Lambda, CloudFormation, Workspaces, Amazon Connect, Vmware (full stack), Development (Game+ web app), vagrant, chef, apache, nginx, Unity</text:p>
      <text:p text:style-name="P34">Development languages:</text:p>
      <text:p text:style-name="Text_20_body_20_indent">Javascript + Node.js, C#, Powershell, HTML, CSS</text:p>
      <text:p text:style-name="P32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Text_20_body"><text:span text:style-name="T16">Extracurricular</text:span><text:span text:style-name="T13"> activities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May 2016– Present</text:p>
          </table:table-cell>
          <table:table-cell table:style-name="Table2.A1" office:value-type="string">
            <text:p text:style-name="P2"><text:s text:c="7"/>Personal Hobbies + Websites + Charity Work + Homelab</text:p>
          </table:table-cell>
        </table:table-row>
      </table:table>
      <text:p text:style-name="P33">Key Skills:</text:p>
      <text:list xml:id="list493556810427129769" text:style-name="WWNum1">
        <text:list-item>
          <text:p text:style-name="P17">Architecting, developing and implementing a "serverless" application for the tracking and eradication of canine parvovirus for Paws for a Purpose <text:a xlink:type="simple" xlink:href="https://www.pawsforapurpose.org/" text:style-name="Internet_20_link" text:visited-style-name="Visited_20_Internet_20_Link"><text:span text:style-name="Internet_20_link"><text:span text:style-name="T1">https://www.pawsforapurpose.org/</text:span></text:span></text:a> </text:p>
        </text:list-item>
        <text:list-item>
          <text:p text:style-name="P17">Building “indie” games in Unity and C#</text:p>
        </text:list-item>
        <text:list-item>
          <text:p text:style-name="P18"><text:span text:style-name="T2">Developed three WordPress personal websites ( </text:span><text:a xlink:type="simple" xlink:href="http://www.leet.cloud/" text:style-name="Internet_20_link" text:visited-style-name="Visited_20_Internet_20_Link"><text:span text:style-name="Internet_20_link"><text:span text:style-name="T2">www.leet.cloud</text:span></text:span></text:a><text:span text:style-name="T2"> + </text:span><text:a xlink:type="simple" xlink:href="http://www.blog.leet.cloud/" text:style-name="Internet_20_link" text:visited-style-name="Visited_20_Internet_20_Link"><text:span text:style-name="Internet_20_link"><text:span text:style-name="T2">www.blog.leet.cloud</text:span></text:span></text:a><text:span text:style-name="T2"> + </text:span><text:a xlink:type="simple" xlink:href="http://www.littlekiwibus.com/" text:style-name="Internet_20_link" text:visited-style-name="Visited_20_Internet_20_Link"><text:span text:style-name="Internet_20_link"><text:span text:style-name="T2">www.littlekiwibus.com</text:span></text:span></text:a><text:span text:style-name="T2"> ) </text:span></text:p>
        </text:list-item>
        <text:list-item>
          <text:p text:style-name="P19">Migrated personal websites to "serverless" web hosting on AWS (s3, API gateway, DynamoDb stack) </text:p>
        </text:list-item>
        <text:list-item>
          <text:p text:style-name="P18"><text:span text:style-name="T2">“Serverless” builds all version controlled with Github, as can be seen here: </text:span><text:a xlink:type="simple" xlink:href="https://github.com/vendablefall" text:style-name="Internet_20_link" text:visited-style-name="Visited_20_Internet_20_Link"><text:span text:style-name="Internet_20_link"><text:span text:style-name="T2">https://github.com/vendablefall</text:span></text:span></text:a><text:span text:style-name="T2"> </text:span></text:p>
        </text:list-item>
        <text:list-item>
          <text:p text:style-name="P19">Maintaining a half-rack (home lab) with a full ESXi stack, L3 managed network and dedicated storage servers to test new technologies </text:p>
        </text:list-item>
      </text:list>
      <text:p text:style-name="P12"/>
      <text:p text:style-name="Text_20_body">Career Summary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2017– Present</text:p>
          </table:table-cell>
          <table:table-cell table:style-name="Table3.A1" office:value-type="string">
            <text:p text:style-name="P2">CloudSpecialist, Cloud Services Team</text:p>
            <text:p text:style-name="P2">CITEC, Brisbane, Australia</text:p>
          </table:table-cell>
        </table:table-row>
      </table:table>
      <text:p text:style-name="P33">Key Skills:</text:p>
      <text:list xml:id="list93232223451549" text:continue-numbering="true" text:style-name="WWNum1">
        <text:list-item>
          <text:p text:style-name="P19">Lead architect for an AWS Workspaces Deployment</text:p>
        </text:list-item>
        <text:list-item>
          <text:p text:style-name="P19">Consulting with agencies on AWS deployments</text:p>
        </text:list-item>
        <text:list-item>
          <text:p text:style-name="P19">Designing and implementing VMware Integrated Containers and PhotonOS <text:span text:style-name="T18">(open source)</text:span></text:p>
        </text:list-item>
        <text:list-item>
          <text:p text:style-name="P19">Administering Azure Pack</text:p>
        </text:list-item>
        <text:list-item>
          <text:p text:style-name="P19">Design and implementation of custom, multi-node Linux applications (gluster, WordPress, nginx, ganesha, rabbitmq etc)</text:p>
        </text:list-item>
        <text:list-item>
          <text:p text:style-name="P19">Documenting the best practices and procedures.</text:p>
        </text:list-item>
        <text:list-item>
          <text:p text:style-name="P19">Training new team members and guiding colleagues towards technical solutions</text:p>
        </text:list-item>
        <text:list-item>
          <text:p text:style-name="P19">A developer of reporting and automation tools for AWS, VMware and Azure. </text:p>
        </text:list-item>
      </text:list>
      <text:p text:style-name="P14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<text:span text:style-name="T13">2014 </text:span><text:span text:style-name="T14">– 2017</text:span></text:p>
          </table:table-cell>
          <table:table-cell table:style-name="Table4.A1" office:value-type="string">
            <text:p text:style-name="P2">Virtualisation Specialist, VirtualisationTeam</text:p>
            <text:p text:style-name="P2">CITEC, Brisbane, Australia</text:p>
          </table:table-cell>
        </table:table-row>
      </table:table>
      <text:p text:style-name="P33">Key Skills:</text:p>
      <text:list xml:id="list86004707514529322" text:style-name="WWNum2">
        <text:list-item>
          <text:p text:style-name="P20">VMware vCloud Director and vRealise suite design and implementation.</text:p>
        </text:list-item>
        <text:list-item>
          <text:p text:style-name="P20"><text:soft-page-break/>Designing and implementing Shared + Dedicated vSphere infrastructure.</text:p>
        </text:list-item>
        <text:list-item>
          <text:p text:style-name="P20">Advanced Power-Shell scripting Knowledge</text:p>
        </text:list-item>
        <text:list-item>
          <text:p text:style-name="P20">ESXi (Linux) host implementation &amp; administration.</text:p>
        </text:list-item>
        <text:list-item>
          <text:p text:style-name="P20">Proficient in Javascript and C#</text:p>
        </text:list-item>
        <text:list-item>
          <text:p text:style-name="P20">Automating vSphere, OVM Hyper-V and AWS environments.</text:p>
        </text:list-item>
        <text:list-item>
          <text:p text:style-name="P20">Migrating workloads from between cloud endpoints.</text:p>
        </text:list-item>
        <text:list-item>
          <text:p text:style-name="P20">Implementing &amp; designing major version upgrades for clients, including vSphere, ESXi, Trend Deep Security</text:p>
        </text:list-item>
        <text:list-item>
          <text:p text:style-name="P20">Dell, CISCO and HP hardware administration and implementation</text:p>
        </text:list-item>
      </text:list>
      <text:p text:style-name="P14"/>
      <text:p text:style-name="P1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<text:span text:style-name="T13">2013 </text:span><text:span text:style-name="T14">– 2014</text:span></text:p>
          </table:table-cell>
          <table:table-cell table:style-name="Table5.A1" office:value-type="string">
            <text:p text:style-name="P2">Senior IT Systems Administrator, Microsoft Server Team, Tier 2</text:p>
            <text:p text:style-name="P2">CITEC, Brisbane, Australia</text:p>
          </table:table-cell>
        </table:table-row>
      </table:table>
      <text:p text:style-name="P33">Key Skills:</text:p>
      <text:list xml:id="list1373051144148733912" text:style-name="WWNum3">
        <text:list-item>
          <text:p text:style-name="P21">Managing colleagues ITIL processes and procedures to ensure company standards are met</text:p>
        </text:list-item>
        <text:list-item>
          <text:p text:style-name="P21">Providing 3rd level support for Microsoft server systems for a range of government clients</text:p>
        </text:list-item>
        <text:list-item>
          <text:p text:style-name="P21">Advanced knowledge of PowerShell scripting for administrator and monitoring of servers </text:p>
        </text:list-item>
        <text:list-item>
          <text:p text:style-name="P26">Ensuring CITEC’s SLA’s are met by colleagues for multiple government clients.</text:p>
        </text:list-item>
      </text:list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<text:span text:style-name="T13">2012 </text:span><text:span text:style-name="T14">– 2013</text:span></text:p>
          </table:table-cell>
          <table:table-cell table:style-name="Table6.A1" office:value-type="string">
            <text:p text:style-name="P2">IT Systems Administrator, Microsoft Server Team, Tier 2</text:p>
            <text:p text:style-name="P2">CITEC, Brisbane, Australia</text:p>
          </table:table-cell>
        </table:table-row>
      </table:table>
      <text:list xml:id="list8049258628719798469" text:style-name="WWNum4">
        <text:list-item>
          <text:p text:style-name="P22">Managing ITIL processes and procedures, ensuring they are implemented across the board</text:p>
        </text:list-item>
        <text:list-item>
          <text:p text:style-name="P22">Providing 2nd level support for Microsoft server systems for a range of government clients.</text:p>
        </text:list-item>
        <text:list-item>
          <text:p text:style-name="P22">PowerShell scripting for automation, administration and monitoring of servers.</text:p>
        </text:list-item>
        <text:list-item>
          <text:p text:style-name="P27">Managing Active Directory administration and running, troubleshooting and fixing backup failures</text:p>
        </text:list-item>
      </text:list>
      <text:p text:style-name="P3"/>
      <text:p text:style-name="Text_20_body">Education and Qualifications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2">[TBC]:</text:p>
          </table:table-cell>
          <table:table-cell table:style-name="Table7.A1" table:number-columns-spanned="2" office:value-type="string">
            <text:p text:style-name="P6">AWS-DO-P(AWS DevOps Professional) (Currently Studying)</text:p>
          </table:table-cell>
          <table:covered-table-cell/>
        </table:table-row>
        <table:table-row table:style-name="Table7.1">
          <table:table-cell table:style-name="Table7.A1" table:number-columns-spanned="2" office:value-type="string">
            <text:p text:style-name="P2">Bachelor of Commerce:</text:p>
          </table:table-cell>
          <table:covered-table-cell/>
          <table:table-cell table:style-name="Table7.A1" office:value-type="string">
            <text:p text:style-name="P6">Majors in Logistics (mgmt science) and Project mgmt.<text:line-break/></text:p>
            <text:p text:style-name="P6">Canterbury University, Christchurch, 2010</text:p>
          </table:table-cell>
        </table:table-row>
        <table:table-row table:style-name="Table7.1">
          <table:table-cell table:style-name="Table7.A1" table:number-columns-spanned="2" office:value-type="string">
            <text:p text:style-name="P2">Certificates:</text:p>
          </table:table-cell>
          <table:covered-table-cell/>
          <table:table-cell table:style-name="Table7.A1" office:value-type="string">
            <text:p text:style-name="P8"><text:span text:style-name="T4">VCP6-DCV </text:span><text:span text:style-name="T10">– 2017 (VMware Certified Professional, Data Center Virtualization)</text:span></text:p>
            <text:p text:style-name="P8"><text:span text:style-name="T4">AWS-SO-A - </text:span><text:span text:style-name="T7">2017</text:span><text:span text:style-name="T4">(AWS SysOps Administrator) <text:line-break/>AWS-SA-A </text:span><text:span text:style-name="T10">– 2017 (AWS Solutions Architect Associate)</text:span></text:p>
            <text:p text:style-name="P8"><text:soft-page-break/><text:span text:style-name="T4">AWS-DV-A </text:span><text:span text:style-name="T10">– 2017 (AWS Certified Developer Associate)</text:span></text:p>
            <text:p text:style-name="P4">AWS-AN-S – 2018 (AWS Advanced Networking Specialty)</text:p>
            <text:p text:style-name="P8"><text:span text:style-name="T4">Microsoft Advanced PowerShell </text:span><text:span text:style-name="T10">– 201</text:span><text:span text:style-name="T12">6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Text_20_body">Key IT Skills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5"/>
            <text:list xml:id="list7826863182174962804" text:style-name="WWNum5">
              <text:list-item>
                <text:p text:style-name="P24">VMware Data Center Virtualization </text:p>
              </text:list-item>
              <text:list-item>
                <text:p text:style-name="P24">ESXi (Linux) host design and administration</text:p>
              </text:list-item>
              <text:list-item>
                <text:p text:style-name="P24">Advanced PowerShell scripting</text:p>
              </text:list-item>
              <text:list-item>
                <text:p text:style-name="P24">Windows Server 2008, 2012 &amp;2016</text:p>
              </text:list-item>
            </text:list>
            <text:p text:style-name="P10"/>
          </table:table-cell>
          <table:table-cell table:style-name="Table8.A1" office:value-type="string">
            <text:list xml:id="list4024700386517492812" text:style-name="WWNum6">
              <text:list-item>
                <text:p text:style-name="P23">AWS piblic cloud</text:p>
              </text:list-item>
              <text:list-item>
                <text:p text:style-name="P23">vCloud Director private cloud</text:p>
              </text:list-item>
              <text:list-item>
                <text:p text:style-name="P23">Azure Pac private cloud.</text:p>
              </text:list-item>
              <text:list-item>
                <text:p text:style-name="P23">JavaScript, C#, python, ruby</text:p>
              </text:list-item>
              <text:list-item>
                <text:p text:style-name="P25">chef, vagrant, Ops-Works</text:p>
              </text:list-item>
            </text:list>
          </table:table-cell>
        </table:table-row>
      </table:table>
      <text:p text:style-name="Text_20_body">Interests and Activities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">Currently, include:<text:line-break/></text:p>
          </table:table-cell>
          <table:table-cell table:style-name="Table9.A1" office:value-type="string">
            <text:p text:style-name="P5">Rugby, Coaching, Sport, Classic Cars, Science, Astronomy, Philosophy, Public Cloud Architecture, C# game development (Unity)</text:p>
          </table:table-cell>
        </table:table-row>
      </table:table>
      <text:p text:style-name="P11"/>
      <text:p text:style-name="P11"/>
      <text:p text:style-name="Text_20_body">Referees available on request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Charter1" svg:font-family="'Bitstream Charter'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AU" style:letter-kerning="true" style:font-name-asian="WenQuanYi Micro Hei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color="#00000a" style:font-name="Liberation Serif" fo:font-family="'Liberation Serif'" style:font-family-generic="roman" style:font-pitch="variable" fo:font-size="12pt" fo:language="en" fo:country="AU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/>
    <style:style style:name="Table_20_Contents" style:display-name="Table Contents" style:family="paragraph" style:parent-style-name="Standard" style:class="extra"/>
    <style:style style:name="Hanging_20_indent" style:display-name="Hanging indent" style:family="paragraph" style:parent-style-name="Text_20_body" style:class="text"/>
    <style:style style:name="First_20_line_20_indent" style:display-name="First line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7" style:display-name="ListLabel 37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49" style:display-name="ListLabel 49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1" style:display-name="ListLabel 61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4" style:display-name="ListLabel 64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="Bitstream Charter" fo:font-family="'Bitstream Charter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6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6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6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6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5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AU</dc:language>
    <dc:date>2018-03-14T09:32:31.413978612</dc:date>
    <meta:editing-cycles>50</meta:editing-cycles>
    <meta:editing-duration>PT58M38S</meta:editing-duration>
    <meta:generator>LibreOffice/5.1.6.2$Linux_X86_64 LibreOffice_project/10m0$Build-2</meta:generator>
    <meta:document-statistic meta:table-count="9" meta:image-count="0" meta:object-count="0" meta:page-count="4" meta:paragraph-count="95" meta:word-count="745" meta:character-count="5358" meta:non-whitespace-character-count="47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